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ce5ce" officeooo:paragraph-rsid="001ce5ce" style:font-size-asian="14pt" style:font-size-complex="14pt"/>
    </style:style>
    <style:style style:name="P2" style:family="paragraph" style:parent-style-name="Standard">
      <style:text-properties style:font-name="Liberation Mono" fo:font-size="14pt" officeooo:rsid="0033093c" officeooo:paragraph-rsid="0033093c" style:font-size-asian="14pt" style:font-size-complex="14pt"/>
    </style:style>
    <style:style style:name="P3" style:family="paragraph" style:parent-style-name="Standard">
      <style:text-properties style:font-name="Liberation Mono" fo:font-size="14pt" officeooo:rsid="0025b5f7" officeooo:paragraph-rsid="0033093c" style:font-size-asian="14pt" style:font-size-complex="14pt"/>
    </style:style>
    <style:style style:name="P4" style:family="paragraph" style:parent-style-name="Standard">
      <style:text-properties style:font-name="Liberation Mono" fo:font-size="14pt" officeooo:rsid="0025b5f7" officeooo:paragraph-rsid="0039302d" style:font-size-asian="14pt" style:font-size-complex="14pt"/>
    </style:style>
    <style:style style:name="P5" style:family="paragraph" style:parent-style-name="Standard">
      <style:text-properties style:font-name="Liberation Mono" fo:font-size="14pt" officeooo:rsid="0025b5f7" officeooo:paragraph-rsid="0034fe09" style:font-size-asian="14pt" style:font-size-complex="14pt"/>
    </style:style>
    <style:style style:name="P6" style:family="paragraph" style:parent-style-name="Standard">
      <style:text-properties style:font-name="Liberation Mono" fo:font-size="14pt" officeooo:rsid="00315b2b" officeooo:paragraph-rsid="0024b08a" style:font-size-asian="14pt" style:font-size-complex="14pt"/>
    </style:style>
    <style:style style:name="P7" style:family="paragraph" style:parent-style-name="Standard">
      <style:text-properties style:font-name="Liberation Mono" fo:font-size="14pt" officeooo:rsid="0039302d" officeooo:paragraph-rsid="0039302d" style:font-size-asian="14pt" style:font-size-complex="14pt"/>
    </style:style>
    <style:style style:name="P8" style:family="paragraph" style:parent-style-name="Standard">
      <style:text-properties style:font-name="Liberation Mono" fo:font-size="14pt" officeooo:rsid="00398e62" officeooo:paragraph-rsid="00398e62" style:font-size-asian="14pt" style:font-size-complex="14pt"/>
    </style:style>
    <style:style style:name="T1" style:family="text">
      <style:text-properties officeooo:rsid="0034fe09"/>
    </style:style>
    <style:style style:name="T2" style:family="text">
      <style:text-properties officeooo:rsid="0035851c"/>
    </style:style>
    <style:style style:name="T3" style:family="text">
      <style:text-properties style:font-name="Liberation Mono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>Since, computers use binary sequence of zeros and ones, <text:s/>a Turing machine , with those sequences (zero and one, and read / write),<text:span text:style-name="T1"> can compute anything that a normal computer can compute.</text:span></text:p>
      <text:p text:style-name="P2"/>
      <text:p text:style-name="P2">Also since the Turing machine , can use binary systems, it inherits methods from computers. For example XOR / AND / OR. </text:p>
      <text:p text:style-name="P3"/>
      <text:p text:style-name="P5"/>
      <text:p text:style-name="P7">Every function has subtracting,addition,dividing, and multiplying, logarithms, and roots.</text:p>
      <text:p text:style-name="P7"/>
      <text:p text:style-name="P7">So subtracting,dividing, and multiplying , can be reduced to a sum.</text:p>
      <text:p text:style-name="P7"/>
      <text:p text:style-name="P7">subtraction is using sum with negative values, division is adding and subtracting, and multiplication is adding.</text:p>
      <text:p text:style-name="P3"/>
      <text:p text:style-name="P8">Examples:</text:p>
      <text:p text:style-name="P7">1) Subtraction <text:s/>: <text:s/>3 + (-6)</text:p>
      <text:p text:style-name="P7">2) Divison <text:s text:c="5"/>: <text:s/>11 / 2 = 3+3+3 + 2</text:p>
      <text:p text:style-name="P7">3) Multiplying <text:s/>: <text:s/>3*3 = 3+3+3</text:p>
      <text:p text:style-name="P7"/>
      <text:p text:style-name="P7">4) roots -&gt; B^x = B * B * B</text:p>
      <text:p text:style-name="P7">5) log <text:s text:c="2"/>-&gt; B*B*B = X (count B's)</text:p>
      <text:p text:style-name="P3"/>
      <text:p text:style-name="P4"><text:span text:style-name="T3"/></text:p>
      <text:p text:style-name="P8">So every function, there is a Turing machine that calculates it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02:33:18.078513758</meta:creation-date>
    <dc:date>2024-07-27T03:03:38.830773534</dc:date>
    <meta:editing-duration>PT1H26M10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142" meta:character-count="802" meta:non-whitespace-character-count="658"/>
  </office:meta>
</office:document-meta>
</file>